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69cm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0084d1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0084d1" fo:font-size="14pt" style:font-size-asian="14pt" style:font-size-complex="1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style:style style:name="T3" style:family="text">
      <style:text-properties fo:color="#0084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52cm" svg:height="0.962cm" svg:x="9.001cm" svg:y="15.605cm">
          <draw:text-box>
            <text:p text:style-name="P2"><text:span text:style-name="T1">SI5338</text:span></text:p>
          </draw:text-box>
        </draw:frame>
        <draw:line draw:style-name="gr4" draw:text-style-name="P2" draw:layer="layout" svg:x1="18.653cm" svg:y1="16.367cm" svg:x2="24.368cm" svg:y2="16.367cm">
          <text:p/>
        </draw:line>
        <draw:frame draw:style-name="gr5" draw:text-style-name="P4" draw:layer="layout" svg:width="6.477cm" svg:height="3.019cm" svg:x="18.145cm" svg:y="14.745cm">
          <draw:text-box>
            <text:p text:style-name="P2"><text:span text:style-name="T2">rprops</text:span></text:p>
            <text:p text:style-name="P2"><text:span text:style-name="T2">Raw Property</text:span></text:p>
            <text:p text:style-name="P2"><text:span text:style-name="T2">Interface</text:span></text:p>
          </draw:text-box>
        </draw:frame>
        <draw:line draw:style-name="gr6" draw:text-style-name="P2" draw:layer="layout" svg:x1="13.7cm" svg:y1="10.779cm" svg:x2="13.7cm" svg:y2="13.065cm">
          <text:p/>
        </draw:line>
        <draw:frame draw:style-name="gr7" draw:text-style-name="P4" draw:layer="layout" svg:width="13.081cm" svg:height="3.095cm" svg:x="7.196cm" svg:y="7.658cm">
          <draw:text-box>
            <text:p text:style-name="P2"><text:span text:style-name="T2">CLKIN_PRESENT_p, CLKIN_FREQ_p,</text:span></text:p>
            <text:p text:style-name="P2"><text:span text:style-name="T2">XTAL_PRESENT_p, XTAL_FREQ_p, OUTPUTS_PRESENT_p, INTR_CONNECTED_p*</text:span></text:p>
          </draw:text-box>
        </draw:frame>
        <draw:frame draw:style-name="gr8" draw:text-style-name="P6" draw:layer="layout" svg:width="18.06cm" svg:height="0.889cm" svg:x="7.197cm" svg:y="19.542cm">
          <draw:text-box>
            <text:p text:style-name="P5"><text:span text:style-name="T3">* Hardware registers defined in device datasheet are defined as raw proper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7-01-19T11:37:31.127904922</dc:date>
    <meta:editing-duration>PT2H20M23S</meta:editing-duration>
    <meta:editing-cycles>23</meta:editing-cycles>
    <meta:generator>LibreOffice/4.3.7.2$Linux_X86_64 LibreOffice_project/430$Build-2</meta:generator>
    <meta:document-statistic meta:object-count="8"/>
  </office:meta>
</office:document-meta>
</file>